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2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/>
      <table:table table:name="TERES-PCB2-IO_Rev.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SMD КОНД 0603 10 UF 10V 2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1,C9,C5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402 33 PF +-0.25 P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2,C3,C6,C7,C8</text:p>
          </table:table-cell>
          <table:table-cell table:style-name="ce2" office:value-type="string" calcext:value-type="string">
            <text:p>C_0402_SMAL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0 PF NP0 50VD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_0402_SMAL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EZ-PJ-3510A-W-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EZ-PJ-3510A-W-H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0805 600 OHM 2A HIGH CURR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1,L2</text:p>
          </table:table-cell>
          <table:table-cell table:style-name="ce2" office:value-type="string" calcext:value-type="string">
            <text:p>L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TF-9P-01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CRO_SD1</text:p>
          </table:table-cell>
          <table:table-cell table:style-name="ce2" office:value-type="string" calcext:value-type="string">
            <text:p>uSD-CARD-TE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USB-3.5MM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USB-A-THE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FPV-WZA21-40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FPV-WZA21-40-LF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СЪЕДИНИТЕЛ 53261021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CON-SPK-HERM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402 2.2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_0402_SMA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ERES-PCB2-IO_Rev.A'.C2:'TERES-PCB2-IO_Rev.A'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5:28:36.731745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15:28:46.081498236</dc:date>
    <meta:editing-duration>PT8M33S</meta:editing-duration>
    <meta:editing-cycles>2</meta:editing-cycles>
    <meta:generator>LibreOffice/5.2.2.2$Linux_X86_64 LibreOffice_project/20m0$Build-2</meta:generator>
    <meta:document-statistic meta:table-count="1" meta:cell-count="44" meta:object-count="0"/>
  </office:meta>
</office:document-meta>
</file>